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/>
            <text:p/>
            <text:p/>
            <text:p/>
            <text:p>Temat 8 – Problem komiwojażera z ograniczeniami</text:p>
            <text:p/>
            <text:p/>
            <text:p/>
            <text:p text:style-name="P1"><text:span text:style-name="T1">Mateusz Jany, Artur Jarocki </text:span>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Opis problemu</text:p>
          </draw:text-box>
        </draw:frame>
        <draw:frame presentation:style-name="pr4" draw:text-style-name="P2" draw:layer="layout" svg:width="25.199cm" svg:height="12.179cm" svg:x="1.4cm" svg:y="4.914cm" presentation:class="subtitle" presentation:user-transformed="true">
          <draw:text-box>
            <text:p text:style-name="P2">Komiwojażer ma odwiedzi pewne miasta, startując (zawsze) z ustalonego miasta i do niego wrócic. Znane są odległości pomiędzy miastami.</text:p>
            <text:p text:style-name="P2">Rozwiązaniem jest wyznaczona trasa. <text:s text:c="2"/></text:p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Wariant I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 text:style-name="P2">W ciąg jednej tury (dnia) komiwojażer nie może przejechac więcej niż pewna z góry ustalona liczba kilometrów.</text:p>
            <text:p text:style-name="P2">Każde miasto było odwiedzone musi być odwiedzone przynajmniej raz.</text:p>
            <text:p text:style-name="P2">Suma długości dróg jaką pokona komiwojażer musi być minimalna. </text:p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Wariant II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 text:style-name="P2">W ciąg jednej tury (dnia) komiwojażer nie może przejechac więcej niż pewna z góry ustalona liczba kilometrów.</text:p>
            <text:p text:style-name="P2">Każde miasto było odwiedzone musi być odwiedzone przynajmniej raz.<text:line-break/></text:p>
            <text:p text:style-name="P2">Każdego dnia powinien pokonac drogę o podobnej długości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3.506cm" svg:x="1.5cm" svg:y="0.837cm" presentation:class="title" presentation:user-transformed="true">
          <draw:text-box>
            <text:p>Model matematyczn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 = &lt;V, E&gt; - graf pełny, którego wierzchołki reprezentują miasta, a krawędzie drogi.</text:p>
              </text:list-item>
              <text:list-item>
                <text:p><text:s/>w : E → R – funkcja wagowa <text:s/>przyporządkowująca krawędzi (drodze) jej wagę (długośc).</text:p>
                <text:p><text:s/></text:p>
                <text:p/>
                <text:p/>
                <text:p/>
              </text:list-item>
            </text:list>
          </draw:text-box>
        </draw:frame>
        <draw:frame draw:style-name="gr2" draw:text-style-name="P1" draw:layer="layout" svg:width="1.999cm" svg:height="0.999cm" svg:x="13.197cm" svg:y="10.27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Model matematyczna – wariant I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<text:s text:c="9"/>– </text:span><text:span text:style-name="T1">miasto początkowe</text:span></text:p>
              </text:list-item>
              <text:list-item>
                <text:p><text:span text:style-name="T1">max_distance – górne ograniczenie na liczbę przejechanych kilometrów przez komiwojażera w ciągu jednego dnia.</text:span></text:p>
                <text:p><text:span text:style-name="T1"/></text:p>
                <text:p><text:span text:style-name="T1"/></text:p>
                <text:p><text:span text:style-name="T1">Rozwiązaniem jest podzbiór krawędzi E', taki że</text:span></text:p>
              </text:list-item>
              <text:list-item>
                <text:p><text:span text:style-name="T1">Dla każdego krawędzi e w E' w(e') &lt;= max_distance</text:span></text:p>
              </text:list-item>
              <text:list-item>
                <text:p><text:span text:style-name="T1">V = V(E') </text:span></text:p>
              </text:list-item>
              <text:list-item>
                <text:p><text:span text:style-name="T1">E' tworzy cykl (niekoniecznie prosty)</text:span></text:p>
              </text:list-item>
              <text:list-item>
                <text:p><text:span text:style-name="T1">Koszt w(E') jest minimalny</text:span></text:p>
              </text:list-item>
            </text:list>
          </draw:text-box>
        </draw:frame>
        <draw:frame draw:style-name="gr3" draw:text-style-name="P1" draw:layer="layout" svg:width="1.999cm" svg:height="0.999cm" svg:x="12.977cm" svg:y="9.97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52cm" svg:height="0.84cm" svg:x="2.48cm" svg:y="4.91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Model matematyczna – wariant II</text:p>
          </draw:text-box>
        </draw:frame>
        <draw:frame presentation:style-name="pr5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<text:s text:c="11"/>– </text:span><text:span text:style-name="T1">miasto początkowe</text:span></text:p>
              </text:list-item>
              <text:list-item>
                <text:p><text:span text:style-name="T1">max_distance – górne ograniczenie na liczbę przejechanych kilometrów przez komiwojażera w ciągu jednego dnia.</text:span></text:p>
                <text:p><text:span text:style-name="T1"/></text:p>
                <text:p><text:span text:style-name="T1"/></text:p>
                <text:p><text:span text:style-name="T1">Rozwiązaniem jest podzbiór krawędzi E', taki że</text:span></text:p>
              </text:list-item>
              <text:list-item>
                <text:p><text:span text:style-name="T1">Dla każdego krawędzi e w E' w(e') &lt;= max_distance</text:span></text:p>
              </text:list-item>
              <text:list-item>
                <text:p><text:span text:style-name="T1">V = V(E') </text:span></text:p>
              </text:list-item>
              <text:list-item>
                <text:p><text:span text:style-name="T1">E' tworzy cykl (niekoniecznie prosty)</text:span></text:p>
              </text:list-item>
              <text:list-item>
                <text:p><text:span text:style-name="T1">max { |d – d'| : <text:s/>d,d' - długości dróg przejechanych w poszczególnych dniach } jest minimalny <text:s/></text:span></text:p>
              </text:list-item>
            </text:list>
          </draw:text-box>
        </draw:frame>
        <draw:frame draw:style-name="gr3" draw:text-style-name="P1" draw:layer="layout" svg:width="1.999cm" svg:height="0.999cm" svg:x="13.136cm" svg:y="9.9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1.999cm" svg:height="0.999cm" svg:x="13.136cm" svg:y="9.97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draw:layer="layout" svg:width="1.999cm" svg:height="0.999cm" svg:x="12.827cm" svg:y="10.11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1" draw:layer="layout" svg:width="1.52cm" svg:height="0.84cm" svg:x="2.48cm" svg:y="4.91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1" draw:layer="layout" svg:width="0.2cm" svg:height="0.483cm" svg:x="13.031cm" svg:y="10.00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Złożonośc obliczeniow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ariant I -</text:p>
              </text:list-item>
              <text:list-item>
                <text:p>Wariant II - <text:tab/>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Złożonośc obliczeniow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ariant I – dodanie możliwości wielokrotnego odwiedzania miast nie zmienia złożoności problemu. Przed rozpoczęciem obliczeń można wyznaczyć najkrótsze trasy między wszystkimi parami wierzchołków w czasie wielomianowym. Wtedy rozwiązaniem nazwiemy permutację wierzchołków v_1, v_2 … v_n wskazującą kolejno odwiedzane miasta która spełnia warunki zadania i jest minimalna. Takich potencjalnych tras jest n!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Algorytm konstrukcyjn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Niech E'' – zbiór krawędzi e_vi,vj w tak skonstruowanym grafie, R(i) – i-ty wierzchołek na wynikowej trasie po krawędziach z E'' </text:p>
                <text:p/>
              </text:list-header>
              <text:list-item>
                <text:p>R(1) = v_{start}</text:p>
              </text:list-item>
              <text:list-item>
                <text:p>dla i = 2 .. n: </text:p>
                <text:p><text:s text:c="2"/>R(i) = min{ e_R(i-1),v_k : v_k in {V – {R(1)..R(i-1)} 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Algorytm Mrówkow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oczątkowo każda krawędź ma pewną ilość feromonu</text:p>
              </text:list-item>
              <text:list-item>
                <text:p>Każda mrówka zaczyna z losowo wybranego miasta i odwiedza miasta, aż odwiedzi je wszystkie. Po czym z ostatnio odwiedzonego miasta wraca do miasta z którego wystartowała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Algorytm mrówkow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Mrówka w mieście i-tym wybiera następne miasto obliczając prawdopodobieństwo:</text:p>
                <text:p/>
                <text:p><text:span text:style-name="T2"/></text:p>
                <text:p><text:span text:style-name="T2"/></text:p>
              </text:list-header>
              <text:list-item>
                <text:p><text:span text:style-name="T2">N <text:s text:c="2"/>– zbiór krawędzi z i-tego miasta do jeszcze nieodwiedzonych miast.</text:span></text:p>
              </text:list-item>
              <text:list-item>
                <text:p><text:span text:style-name="T2">ps – częsciowe rozwiązanie</text:span></text:p>
              </text:list-item>
              <text:list-item>
                <text:p><text:span text:style-name="T2"><text:s text:c="28"/></text:span><text:span text:style-name="T2">, Q – stała</text:span></text:p>
              </text:list-item>
              <text:list-item>
                <text:p><text:span text:style-name="T2">a,b – parametry algorytmu.</text:span></text:p>
              </text:list-item>
            </text:list>
          </draw:text-box>
        </draw:frame>
        <draw:frame draw:style-name="gr2" draw:text-style-name="P1" draw:layer="layout" svg:width="9.175cm" svg:height="1.655cm" svg:x="7.422cm" svg:y="8.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1" draw:layer="layout" svg:width="5.86cm" svg:height="1.2cm" svg:x="2.62cm" svg:y="16.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1" draw:layer="layout" svg:width="1.999cm" svg:height="0.999cm" svg:x="13.031cm" svg:y="10.003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Algorytm mrówkow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Krawędź <text:s text:c="4"/>jest wybierane jeżeli:</text:p>
                <text:p/>
                <text:p/>
              </text:list-header>
              <text:list-item>
                <text:p/>
                <text:p/>
              </text:list-item>
            </text:list>
          </draw:text-box>
        </draw:frame>
        <draw:frame draw:style-name="gr2" draw:text-style-name="P1" draw:layer="layout" svg:width="1.2cm" svg:height="1.04cm" svg:x="7.2cm" svg:y="5.1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1" draw:layer="layout" svg:width="7.086cm" svg:height="1.41cm" svg:x="8.32cm" svg:y="7.79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3.09cm" svg:height="1.04cm" svg:x="2.81cm" svg:y="10.36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Algorytm mrówkow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Każda mrówka po przejściu ścieżki dodaje pewną ilość feromonu do odwiedzonej krawędzi</text:p>
                <text:p/>
                <text:p/>
              </text:list-header>
              <text:list-item>
                <text:p>m – liczba mrówek</text:p>
                <text:p/>
              </text:list-item>
            </text:list>
          </draw:text-box>
        </draw:frame>
        <draw:frame draw:style-name="gr2" draw:text-style-name="P1" draw:layer="layout" svg:width="14.222cm" svg:height="2.15cm" svg:x="5.978cm" svg:y="8.4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Algorytm mrówkowy – wariant I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 text:c="26"/></text:p>
                <text:p><text:s text:c="20"/>jeżeli mrówka k odwiedziła krawędź pomiędzy miastami i j.</text:p>
                <text:p/>
                <text:p><text:s text:c="18"/>w przeciwny wypadku. </text:p>
                <text:p/>
                <text:p/>
                <text:p>Q jest stała, <text:s text:c="4"/>oznacza długość podróży k-tej mrówki</text:p>
                <text:p/>
              </text:list-header>
            </text:list>
          </draw:text-box>
        </draw:frame>
        <draw:frame draw:style-name="gr2" draw:text-style-name="P1" draw:layer="layout" svg:width="5.748cm" svg:height="2.028cm" svg:x="2.6cm" svg:y="6.4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1" draw:layer="layout" svg:width="5.288cm" svg:height="1.122cm" svg:x="2.4cm" svg:y="11.478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1" draw:layer="layout" svg:width="1.01cm" svg:height="1.01cm" svg:x="8.99cm" svg:y="16.8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Algorytm mrówkowy – wariant II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 text:c="22"/>jeżeli k-ta mrówka odwiedziła krawędź pomiędzy miastami i j,</text:p>
                <text:p><text:s text:c="18"/></text:p>
                <text:p><text:s text:c="18"/>w przeciwny wypadku. </text:p>
                <text:p>Q jest stała, <text:s text:c="5"/>oznacza stopień podobieństwa długości dróg przebywanych dziennie (im mniejsze tym <text:s/>bardziej podobne), <text:s text:c="2"/>to mała stała.</text:p>
              </text:list-header>
            </text:list>
          </draw:text-box>
        </draw:frame>
        <draw:frame draw:style-name="gr2" draw:text-style-name="P1" draw:layer="layout" svg:width="5.288cm" svg:height="1.122cm" svg:x="2.312cm" svg:y="9.8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1" draw:layer="layout" svg:width="7.143cm" svg:height="2.027cm" svg:x="2.2cm" svg:y="4.343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1" draw:layer="layout" svg:width="1.507cm" svg:height="1.01cm" svg:x="8.8cm" svg:y="11.6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text-style-name="P1" draw:layer="layout" svg:width="0.75cm" svg:height="0.434cm" svg:x="19.05cm" svg:y="14.512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Algorytm mrówkowy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Gdy wszystkie mrówki zakończą n-tą podróż, następuję częściowe wyparowanie feromonu:</text:p>
                <text:p/>
                <text:p/>
                <text:p/>
                <text:p>p – czynnik „parowania” feromonu </text:p>
              </text:list-header>
            </text:list>
          </draw:text-box>
        </draw:frame>
        <draw:frame draw:style-name="gr2" draw:text-style-name="P1" draw:layer="layout" svg:width="11.078cm" svg:height="1.012cm" svg:x="5.8cm" svg:y="10.2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3T15:29:32.039000000</meta:creation-date>
    <dc:date>2014-11-24T22:43:29.269000000</dc:date>
    <meta:editing-duration>PT7H15M16S</meta:editing-duration>
    <meta:editing-cycles>35</meta:editing-cycles>
    <meta:generator>LibreOffice/4.1.3.2$Windows_x86 LibreOffice_project/70feb7d99726f064edab4605a8ab840c50ec57a</meta:generator>
    <meta:document-statistic meta:object-count="111"/>
  </office:meta>
</office:document-meta>
</file>

<file path=Object 1/content.xml><?xml version="1.0" encoding="utf-8"?>
<math xmlns="http://www.w3.org/1998/Math/MathML"/>
</file>

<file path=Object 10/content.xml><?xml version="1.0" encoding="utf-8"?>
<math xmlns="http://www.w3.org/1998/Math/MathML">
  <semantics>
    <mrow>
      <mrow>
        <msub>
          <mi>h</mi>
          <mrow>
            <mi>i</mi>
            <mi>,</mi>
            <mi>j</mi>
          </mrow>
        </msub>
        <mo stretchy="false">=</mo>
        <mfrac>
          <mrow>
            <mi>Q</mi>
          </mrow>
          <mrow>
            <msub>
              <mi mathvariant="italic">distance</mi>
              <mrow>
                <mi>i</mi>
                <mi>,</mi>
                <mi>j</mi>
              </mrow>
            </msub>
          </mrow>
        </mfrac>
      </mrow>
    </mrow>
    <annotation encoding="StarMath 5.0">h_{i,j} = {Q} over {distance_{i,j}} </annotation>
  </semantics>
</math>
</file>

<file path=Object 11/content.xml><?xml version="1.0" encoding="utf-8"?>
<math xmlns="http://www.w3.org/1998/Math/MathML">
  <mrow/>
</math>
</file>

<file path=Object 12/content.xml><?xml version="1.0" encoding="utf-8"?>
<math xmlns="http://www.w3.org/1998/Math/MathML">
  <semantics>
    <mrow>
      <msub>
        <mi>c</mi>
        <mrow>
          <mi>i</mi>
          <mi>,</mi>
          <mi>j</mi>
        </mrow>
      </msub>
    </mrow>
    <annotation encoding="StarMath 5.0">c_{i,j}
</annotation>
  </semantics>
</math>
</file>

<file path=Object 13/content.xml><?xml version="1.0" encoding="utf-8"?>
<math xmlns="http://www.w3.org/1998/Math/MathML">
  <semantics>
    <mrow>
      <mi>P</mi>
      <mrow>
        <mrow>
          <mo stretchy="false">(</mo>
          <mrow>
            <mrow>
              <mrow>
                <msub>
                  <mi>c</mi>
                  <mrow>
                    <mi>i</mi>
                    <mi>,</mi>
                    <mi>j</mi>
                  </mrow>
                </msub>
              </mrow>
              <mo stretchy="false">/</mo>
              <mrow>
                <mi mathvariant="italic">ps</mi>
              </mrow>
            </mrow>
          </mrow>
          <mo stretchy="false">)</mo>
        </mrow>
        <mo stretchy="false">≥</mo>
        <msub>
          <mi>n</mi>
          <mi>j</mi>
        </msub>
      </mrow>
    </mrow>
    <annotation encoding="StarMath 5.0">P({c_{i,j}} slash {ps}) &gt;= n_j </annotation>
  </semantics>
</math>
</file>

<file path=Object 14/content.xml><?xml version="1.0" encoding="utf-8"?>
<math xmlns="http://www.w3.org/1998/Math/MathML">
  <semantics>
    <mrow>
      <mrow>
        <msub>
          <mi>n</mi>
          <mrow>
            <mi>j</mi>
          </mrow>
        </msub>
        <mo stretchy="false">∈</mo>
        <mrow>
          <mo stretchy="false">(</mo>
          <mrow>
            <mn>0,</mn>
            <mn>1</mn>
          </mrow>
          <mo stretchy="false">)</mo>
        </mrow>
      </mrow>
    </mrow>
    <annotation encoding="StarMath 5.0">n_{j} in (0, 1)</annotation>
  </semantics>
</math>
</file>

<file path=Object 15/content.xml><?xml version="1.0" encoding="utf-8"?>
<math xmlns="http://www.w3.org/1998/Math/MathML">
  <semantics>
    <mrow>
      <mrow>
        <msub>
          <mi mathvariant="italic">pheromone</mi>
          <mrow>
            <mi>i</mi>
            <mi>,</mi>
            <mi>j</mi>
          </mrow>
        </msub>
        <mo stretchy="false">&lt;</mo>
        <mrow>
          <mrow>
            <mo stretchy="false">−</mo>
            <msub>
              <mi mathvariant="italic">pheromone</mi>
              <mrow>
                <mi>i</mi>
                <mi>,</mi>
                <mi>j</mi>
              </mrow>
            </msub>
          </mrow>
          <mo stretchy="false">+</mo>
          <mrow>
            <munderover>
              <mo stretchy="false">∑</mo>
              <mrow>
                <mrow>
                  <mi>k</mi>
                  <mo stretchy="false">=</mo>
                  <mn>1</mn>
                </mrow>
              </mrow>
              <mrow>
                <mi>m</mi>
              </mrow>
            </munderover>
            <mi mathvariant="italic">pheromone</mi>
          </mrow>
        </mrow>
      </mrow>
      <msubsup>
        <mi>'</mi>
        <mrow>
          <mi>i</mi>
          <mi>,</mi>
          <mi>j</mi>
        </mrow>
        <mi>k</mi>
      </msubsup>
    </mrow>
    <annotation encoding="StarMath 5.0">pheromone_{i,j} &lt;- pheromone_{i,j} + sum from{k=1} to{m} pheromone'_{i,j}^k</annotation>
  </semantics>
</math>
</file>

<file path=Object 16/content.xml><?xml version="1.0" encoding="utf-8"?>
<math xmlns="http://www.w3.org/1998/Math/MathML">
  <semantics>
    <mrow>
      <mi mathvariant="italic">pheromone</mi>
      <mrow>
        <msubsup>
          <mi>'</mi>
          <mrow>
            <mi>i</mi>
            <mi>,</mi>
            <mi>j</mi>
          </mrow>
          <mi>k</mi>
        </msubsup>
        <mo stretchy="false">=</mo>
        <mfrac>
          <mrow>
            <mi>Q</mi>
          </mrow>
          <mrow>
            <msub>
              <mi>L</mi>
              <mrow>
                <mi>k</mi>
              </mrow>
            </msub>
          </mrow>
        </mfrac>
      </mrow>
    </mrow>
    <annotation encoding="StarMath 5.0">pheromone'_{i,j}^k = {Q} over {L_{k}}</annotation>
  </semantics>
</math>
</file>

<file path=Object 17/content.xml><?xml version="1.0" encoding="utf-8"?>
<math xmlns="http://www.w3.org/1998/Math/MathML">
  <semantics>
    <mrow>
      <msub>
        <mi>L</mi>
        <mrow>
          <mi>k</mi>
        </mrow>
      </msub>
    </mrow>
    <annotation encoding="StarMath 5.0">L_{k}</annotation>
  </semantics>
</math>
</file>

<file path=Object 18/content.xml><?xml version="1.0" encoding="utf-8"?>
<math xmlns="http://www.w3.org/1998/Math/MathML">
  <semantics>
    <mrow>
      <mi mathvariant="italic">pheromone</mi>
      <mrow>
        <msubsup>
          <mi>'</mi>
          <mrow>
            <mi>i</mi>
            <mi>,</mi>
            <mi>j</mi>
          </mrow>
          <mi>k</mi>
        </msubsup>
        <mo stretchy="false">=</mo>
        <mn>0</mn>
      </mrow>
    </mrow>
    <annotation encoding="StarMath 5.0">pheromone'_{i,j}^k = 0</annotation>
  </semantics>
</math>
</file>

<file path=Object 19/content.xml><?xml version="1.0" encoding="utf-8"?>
<math xmlns="http://www.w3.org/1998/Math/MathML">
  <semantics>
    <mrow>
      <mi mathvariant="italic">pheromone</mi>
      <mrow>
        <msubsup>
          <mi>'</mi>
          <mrow>
            <mi>i</mi>
            <mi>,</mi>
            <mi>j</mi>
          </mrow>
          <mi>k</mi>
        </msubsup>
        <mo stretchy="false">=</mo>
        <mn>0</mn>
      </mrow>
    </mrow>
    <annotation encoding="StarMath 5.0">pheromone'_{i,j}^k = 0</annotation>
  </semantics>
</math>
</file>

<file path=Object 2/content.xml><?xml version="1.0" encoding="utf-8"?>
<math xmlns="http://www.w3.org/1998/Math/MathML">
  <mrow/>
</math>
</file>

<file path=Object 20/content.xml><?xml version="1.0" encoding="utf-8"?>
<math xmlns="http://www.w3.org/1998/Math/MathML">
  <semantics>
    <mrow>
      <mi mathvariant="italic">pheromone</mi>
      <mrow>
        <msubsup>
          <mi>'</mi>
          <mrow>
            <mi>i</mi>
            <mi>,</mi>
            <mi>j</mi>
          </mrow>
          <mi>k</mi>
        </msubsup>
        <mo stretchy="false">=</mo>
        <mfrac>
          <mrow>
            <mi>Q</mi>
          </mrow>
          <mrow>
            <mrow>
              <msub>
                <mi mathvariant="italic">DS</mi>
                <mi>k</mi>
              </msub>
              <mo stretchy="false">+</mo>
              <mo stretchy="false">ϵ</mo>
            </mrow>
            <mtext/>
          </mrow>
        </mfrac>
      </mrow>
    </mrow>
    <annotation encoding="StarMath 5.0">pheromone'_{i,j}^k = {Q} over {DS_k + %epsilon%}</annotation>
  </semantics>
</math>
</file>

<file path=Object 21/content.xml><?xml version="1.0" encoding="utf-8"?>
<math xmlns="http://www.w3.org/1998/Math/MathML">
  <semantics>
    <mrow>
      <msub>
        <mi mathvariant="italic">DS</mi>
        <mrow>
          <mi>k</mi>
        </mrow>
      </msub>
    </mrow>
    <annotation encoding="StarMath 5.0">DS_{k}</annotation>
  </semantics>
</math>
</file>

<file path=Object 22/content.xml><?xml version="1.0" encoding="utf-8"?>
<math xmlns="http://www.w3.org/1998/Math/MathML">
  <semantics>
    <mrow>
      <mo stretchy="false">ϵ</mo>
      <mtext/>
    </mrow>
    <annotation encoding="StarMath 5.0">%epsilon%</annotation>
  </semantics>
</math>
</file>

<file path=Object 23/content.xml><?xml version="1.0" encoding="utf-8"?>
<math xmlns="http://www.w3.org/1998/Math/MathML">
  <semantics>
    <mrow>
      <mrow>
        <msub>
          <mi mathvariant="italic">pheromone</mi>
          <mrow>
            <mi>i</mi>
            <mi>,</mi>
            <mi>j</mi>
          </mrow>
        </msub>
        <mo stretchy="false">&lt;</mo>
        <mrow>
          <mrow>
            <mo stretchy="false">−</mo>
            <mrow>
              <mo stretchy="false">(</mo>
              <mrow>
                <mrow>
                  <mn>1</mn>
                  <mo stretchy="false">−</mo>
                  <mi>p</mi>
                </mrow>
              </mrow>
              <mo stretchy="false">)</mo>
            </mrow>
          </mrow>
          <mo stretchy="false">∗</mo>
          <msub>
            <mi mathvariant="italic">pheromone</mi>
            <mrow>
              <mi>i</mi>
              <mi>,</mi>
              <mi>j</mi>
            </mrow>
          </msub>
        </mrow>
      </mrow>
    </mrow>
    <annotation encoding="StarMath 5.0">pheromone_{i,j} &lt;- (1-p) * pheromone_{i,j}</annotation>
  </semantics>
</math>
</file>

<file path=Object 3/content.xml><?xml version="1.0" encoding="utf-8"?>
<math xmlns="http://www.w3.org/1998/Math/MathML">
  <semantics>
    <mrow>
      <msub>
        <mi>v</mi>
        <mrow>
          <mi mathvariant="italic">start</mi>
        </mrow>
      </msub>
    </mrow>
    <annotation encoding="StarMath 5.0">v_{start}</annotation>
  </semantics>
</math>
</file>

<file path=Object 4/content.xml><?xml version="1.0" encoding="utf-8"?>
<math xmlns="http://www.w3.org/1998/Math/MathML"/>
</file>

<file path=Object 5/content.xml><?xml version="1.0" encoding="utf-8"?>
<math xmlns="http://www.w3.org/1998/Math/MathML"/>
</file>

<file path=Object 6/content.xml><?xml version="1.0" encoding="utf-8"?>
<math xmlns="http://www.w3.org/1998/Math/MathML"/>
</file>

<file path=Object 7/content.xml><?xml version="1.0" encoding="utf-8"?>
<math xmlns="http://www.w3.org/1998/Math/MathML">
  <semantics>
    <mrow>
      <msub>
        <mi>v</mi>
        <mrow>
          <mi mathvariant="italic">start</mi>
        </mrow>
      </msub>
    </mrow>
    <annotation encoding="StarMath 5.0">v_{start}</annotation>
  </semantics>
</math>
</file>

<file path=Object 8/content.xml><?xml version="1.0" encoding="utf-8"?>
<math xmlns="http://www.w3.org/1998/Math/MathML">
  <mrow/>
</math>
</file>

<file path=Object 9/content.xml><?xml version="1.0" encoding="utf-8"?>
<math xmlns="http://www.w3.org/1998/Math/MathML">
  <semantics>
    <mrow>
      <mi>P</mi>
      <mrow>
        <mrow>
          <mo stretchy="false">(</mo>
          <mrow>
            <mrow>
              <mrow>
                <msub>
                  <mi>c</mi>
                  <mrow>
                    <mi>i</mi>
                    <mi>,</mi>
                    <mi>j</mi>
                  </mrow>
                </msub>
              </mrow>
              <mo stretchy="false">/</mo>
              <mrow>
                <mi mathvariant="italic">ps</mi>
              </mrow>
            </mrow>
          </mrow>
          <mo stretchy="false">)</mo>
        </mrow>
        <mo stretchy="false">=</mo>
        <mfrac>
          <mrow>
            <mrow>
              <msubsup>
                <mi mathvariant="italic">pheromone</mi>
                <mrow>
                  <mi>i</mi>
                  <mi>,</mi>
                  <mi>j</mi>
                </mrow>
                <mi>a</mi>
              </msubsup>
              <mo stretchy="false">∗</mo>
              <msubsup>
                <mi>h</mi>
                <mrow>
                  <mi>i</mi>
                  <mi>,</mi>
                  <mi>j</mi>
                </mrow>
                <mi>b</mi>
              </msubsup>
            </mrow>
          </mrow>
          <mrow>
            <mrow>
              <mo stretchy="false">∑</mo>
              <mrow>
                <mrow>
                  <msubsup>
                    <mi mathvariant="italic">pheromone</mi>
                    <mrow>
                      <mi>i</mi>
                      <mi>,</mi>
                      <mi>j</mi>
                    </mrow>
                    <mi>a</mi>
                  </msubsup>
                  <mo stretchy="false">∗</mo>
                  <msubsup>
                    <mi>h</mi>
                    <mrow>
                      <mi>i</mi>
                      <mi>,</mi>
                      <mi>j</mi>
                    </mrow>
                    <mi>b</mi>
                  </msubsup>
                </mrow>
              </mrow>
            </mrow>
          </mrow>
        </mfrac>
      </mrow>
    </mrow>
    <annotation encoding="StarMath 5.0">P({c_{i,j}} slash {ps}) = {pheromone_{i,j}^a * h_{i,j}^b} over {sum {pheromone_{i,j}^a * h_{i,j}^b}}</annotation>
  </semantics>
</math>
</file>